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MingLiU" svg:font-family="MingLiU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PMingLiU" svg:font-family="PMingLiU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0308bb" officeooo:paragraph-rsid="000308bb"/>
    </style:style>
    <style:style style:name="P2" style:family="paragraph" style:parent-style-name="Standard">
      <style:text-properties style:font-name="Liberation Mono"/>
    </style:style>
    <style:style style:name="P3" style:family="paragraph" style:parent-style-name="Standard">
      <style:text-properties style:font-name="Liberation Mono" officeooo:rsid="000308bb" officeooo:paragraph-rsid="000308bb"/>
    </style:style>
    <style:style style:name="P4" style:family="paragraph" style:parent-style-name="Standard">
      <style:text-properties style:font-name="Verdana" officeooo:rsid="00020df6" officeooo:paragraph-rsid="000308bb"/>
    </style:style>
    <style:style style:name="P5" style:family="paragraph" style:parent-style-name="Standard">
      <style:text-properties style:font-name="Verdana" officeooo:rsid="000308bb" officeooo:paragraph-rsid="000308bb"/>
    </style:style>
    <style:style style:name="P6" style:family="paragraph" style:parent-style-name="Standard">
      <style:text-properties officeooo:rsid="000308bb" officeooo:paragraph-rsid="000308bb"/>
    </style:style>
    <style:style style:name="P7" style:family="paragraph" style:parent-style-name="Preformatted_20_Text">
      <style:text-properties officeooo:rsid="00020df6" officeooo:paragraph-rsid="00020df6"/>
    </style:style>
    <style:style style:name="T1" style:family="text">
      <style:text-properties officeooo:rsid="00020df6"/>
    </style:style>
    <style:style style:name="T2" style:family="text">
      <style:text-properties officeooo:rsid="000308bb"/>
    </style:style>
    <style:style style:name="T3" style:family="text">
      <style:text-properties style:font-name="DejaVu Sans" officeooo:rsid="000308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jaVu Sans Font</text:p>
      <text:h text:style-name="Heading_20_3" text:outline-level="3">Heading 3 Para Style</text:h>
      <text:h text:style-name="My_20_Heading_20_Style" text:outline-level="3" text:is-list-header="true">Custom Heading Para Style</text:h>
      <text:p text:style-name="P3">Liberation Mono Font</text:p>
      <text:p text:style-name="Preformatted_20_Text">Preformatted Text Para Style</text:p>
      <text:p text:style-name="My_20_Preformatted_20_Text">Custom Preformatted Text Para Style</text:p>
      <text:p text:style-name="P6"><text:span text:style-name="Emphasis">Emphasis Character Style</text:span></text:p>
      <text:p text:style-name="P6"><text:span text:style-name="My_20_Emphasis">Custom Character Style</text:span></text:p>
      <text:p text:style-name="P5"><text:span text:style-name="Source_20_Text">Verdana Font and Source Text Character Sty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MingLiU" svg:font-family="MingLiU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PMingLiU" svg:font-family="PMingLi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PMingLiU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PMingLiU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JhengHei" style:font-family-asian="'Microsoft Jheng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MingLiU" style:font-family-asian="MingLiU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y_20_Preformatted_20_Text" style:display-name="My Preformatted Text" style:family="paragraph" style:parent-style-name="Preformatted_20_Text">
      <style:text-properties officeooo:rsid="00020df6"/>
    </style:style>
    <style:style style:name="My_20_Heading_20_Style" style:display-name="My Heading Style" style:family="paragraph" style:parent-style-name="Heading_20_3">
      <style:paragraph-properties style:writing-mode="page"/>
      <style:text-properties style:font-name="DejaVu Sans1" fo:font-family="'DejaVu Sans'" style:font-style-name="Bold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My_20_Emphasis" style:display-name="My Emphasis" style:family="text" style:parent-style-name="Emphasis">
      <style:text-properties style:font-name="Liberation Mono" fo:font-family="'Liberation Mono'" style:font-family-generic="modern" style:font-pitch="fixed" fo:font-size="10pt" fo:font-style="italic" officeooo:rsid="00020df6" style:font-name-asian="MingLiU" style:font-family-asian="MingLiU" style:font-family-generic-asian="modern" style:font-pitch-asian="fixed" style:font-size-asian="10pt" style:font-style-asian="italic" style:font-name-complex="Liberation Mono" style:font-family-complex="'Liberation Mono'" style:font-family-generic-complex="modern" style:font-pitch-complex="fixed" style:font-size-complex="10pt" style:font-style-complex="italic"/>
    </style:style>
    <style:style style:name="Caption_20_characters" style:display-name="Caption character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MingLiU" style:font-family-asian="MingLiU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12:21:46.065000000</meta:creation-date>
    <dc:date>2016-08-03T12:51:37.524000000</dc:date>
    <meta:editing-duration>PT29M53S</meta:editing-duration>
    <meta:editing-cycles>2</meta:editing-cycles>
    <meta:generator>LibreOffice/5.1.0.3$Windows_x86 LibreOffice_project/5e3e00a007d9b3b6efb6797a8b8e57b51ab1f737</meta:generator>
    <meta:document-statistic meta:table-count="0" meta:image-count="0" meta:object-count="0" meta:page-count="1" meta:paragraph-count="9" meta:word-count="36" meta:character-count="234" meta:non-whitespace-character-count="207"/>
  </office:meta>
</office:document-meta>
</file>